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paragraph-properties fo:break-before="page"/>
    </style:style>
    <style:style style:name="P4" style:parent-style-name="Heading1" style:family="paragraph">
      <style:paragraph-properties fo:break-before="page"/>
    </style:style>
    <style:style style:name="P5" style:parent-style-name="Textbody" style:family="paragraph">
      <style:text-properties fo:color="#FF0000"/>
    </style:style>
    <style:style style:name="P6" style:parent-style-name="Heading1" style:family="paragraph">
      <style:paragraph-properties fo:break-before="page"/>
    </style:style>
    <style:style style:name="P7" style:parent-style-name="Textbody" style:family="paragraph">
      <style:text-properties fo:color="#FF0000"/>
    </style:style>
    <style:style style:name="P8" style:parent-style-name="ContentsHeading" style:family="paragraph">
      <style:paragraph-properties fo:break-before="page">
        <style:tab-stops>
          <style:tab-stop style:type="right" style:leader-style="dotted" style:leader-text="." style:position="6.5319in"/>
        </style:tab-stops>
      </style:paragraph-properties>
    </style:style>
    <style:style style:name="P9" style:parent-style-name="Textbody" style:family="paragraph">
      <style:text-properties fo:color="#FF0000"/>
    </style:style>
    <style:style style:name="P10" style:parent-style-name="Heading1" style:family="paragraph">
      <style:paragraph-properties fo:break-before="page"/>
      <style:text-properties style:font-name="Arial" style:font-name-complex="Arial"/>
    </style:style>
    <style:style style:name="P11" style:parent-style-name="Heading2" style:family="paragraph">
      <style:text-properties style:font-name="Arial" style:font-name-complex="Arial"/>
    </style:style>
    <style:style style:name="P12" style:parent-style-name="Footnote" style:family="paragraph">
      <style:paragraph-properties fo:text-align="justify"/>
    </style:style>
    <style:style style:name="P13" style:parent-style-name="Footnote" style:family="paragraph">
      <style:paragraph-properties fo:text-align="justify"/>
    </style:style>
    <style:style style:name="P14" style:parent-style-name="Footnote" style:family="paragraph">
      <style:paragraph-properties fo:text-align="justify"/>
    </style:style>
    <style:style style:name="P15" style:parent-style-name="Heading2" style:family="paragraph">
      <style:text-properties style:font-name="Arial" style:font-name-complex="Arial"/>
    </style:style>
    <style:style style:name="P16" style:parent-style-name="Heading3" style:family="paragraph">
      <style:text-properties style:font-name="Arial" style:font-name-complex="Arial"/>
    </style:style>
    <style:style style:name="P17" style:parent-style-name="Footnote" style:family="paragraph">
      <style:paragraph-properties fo:text-align="justify"/>
    </style:style>
    <style:style style:name="P18" style:parent-style-name="Heading3" style:family="paragraph">
      <style:text-properties style:font-name="Arial" style:font-name-complex="Arial"/>
    </style:style>
    <style:style style:name="P19" style:parent-style-name="Footnote" style:family="paragraph">
      <style:paragraph-properties fo:text-align="justify"/>
    </style:style>
    <style:style style:name="P20" style:parent-style-name="Textbody" style:family="paragraph">
      <style:text-properties style:font-name="Arial" style:font-name-complex="Arial" fo:font-weight="bold" style:font-weight-asian="bold" fo:font-size="14pt" style:font-size-asian="14pt" style:font-size-complex="14pt"/>
    </style:style>
    <style:style style:name="P21"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2"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3" style:parent-style-name="Notedebasdepage" style:family="paragraph">
      <style:paragraph-properties fo:text-align="justify"/>
    </style:style>
    <style:style style:name="P24" style:parent-style-name="Textbody" style:family="paragraph">
      <style:text-properties style:font-name="Arial" style:font-name-complex="Arial" fo:font-weight="bold" style:font-weight-asian="bold" fo:font-style="italic" style:font-style-asian="italic" fo:font-size="14pt" style:font-size-asian="14pt" style:font-size-complex="14pt"/>
    </style:style>
  </office:automatic-styles>
  <office:body>
    <office:text text:use-soft-page-breaks="true">
      <text:p text:style-name="P1">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2">à mettre en page,<text:s/>j'ai la flemme</text:p>
      <text:p text:style-name="P3"/>
      <text:p text:style-name="P4">Résumé du rapport</text:p>
      <text:p text:style-name="P5">(on fera a la fin)</text:p>
      <text:p text:style-name="Textbody"/>
      <text:p text:style-name="P6">Summary</text:p>
      <text:p text:style-name="P7">pareil</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Sommaire</text:p>
          <text:p text:style-name="Contents1">Résumé du rapport<text:tab/>3</text:p>
          <text:p text:style-name="Contents1">Summary<text:s/><text:tab/>4</text:p>
          <text:p text:style-name="Contents1">Introduction<text:tab/>6</text:p>
          <text:p text:style-name="Contents2">Justification du projet<text:tab/>6</text:p>
          <text:p text:style-name="Contents2">Analyse de l'existant<text:tab/>6</text:p>
          <text:p text:style-name="Contents3">Jeu original<text:tab/>6</text:p>
          <text:p text:style-name="Contents3">Projets concurrents/voisins<text:tab/>7</text:p>
        </text:index-body>
      </text:table-of-content>
      <text:p text:style-name="Contents3"/>
      <text:p text:style-name="Contents3"/>
      <text:p text:style-name="P9">(Ne rien<text:s/>modifier, c automatique avec les styles)</text:p>
      <text:p text:style-name="Textbody"/>
      <text:p text:style-name="P10">Introduction</text:p>
      <text:p text:style-name="P11">Justification du projet</text:p>
      <text:p text:style-name="Textbody">Nous allons aborder plusieurs objectifs qui représentent les idées de base du projet Bomberdose. Tout d'abord, le fait qu'il s'agisse d'un jeu nous a semblé une bonne idée d'un<text:s/>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text:s/>C++. Etant donné que la formation à l'IUT en programmation est presque uniquement centrée sur le langage Java, il nous a paru utile, a la fois pour notre culture d'informaticiens et pour faire preuve d'initiative, de programmer Bomberdose dans un langage<text:s/>qui est très populaire dans le monde de l'informatique. En effet, il existe de nombreux projets open-source réalisés en C++<text:span text:style-name="Appelnotedebasdep."><text:note text:note-class="footnote" text:id="_ftn0"><text:note-citation>1</text:note-citation><text:note-body><text:p text:style-name="P12">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text:s/>googlecode<text:span text:style-name="Appelnotedebasdep."><text:note text:note-class="footnote" text:id="_ftn1"><text:note-citation>2</text:note-citation><text:note-body><text:p text:style-name="P13">http://code.google.com/p/bomberdose/</text:p></text:note-body></text:note></text:span><text:s/>en licence new BSD<text:span text:style-name="Appelnotedebasdep."><text:note text:note-class="footnote" text:id="_ftn2"><text:note-citation>3</text:note-citation><text:note-body><text:p text:style-name="P14">Annexe 1 – Licence new BSD</text:p></text:note-body></text:note></text:span>), qui sont indispensables au bon déroulement d'un projet open-source.</text:p>
      <text:p text:style-name="P15">Analyse de l'existant</text:p>
      <text:p text:style-name="P16">Jeu original</text:p>
      <text:p text:style-name="Textbody">Est ce qu'on décrit le fonctionnement du jeu ici, ou<text:s/>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17">http://en.wikipedia.org/wiki/Bomberman</text:p></text:note-body></text:note></text:span><text:s/>dans le monde entier. Etant l'un des pionniers des jeux<text:s/>multi-joueurs, il s'est rapidement établi comme référence dans le monde du jeu vidéo, notamment sur console<text:s/>Nintendo.</text:p>
      <text:p text:style-name="P18">Projets concurrents/voisins</text:p>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19">Bibliothèque pour le Java permettant l'implémentation de systèmes multi-agents, mettant<text:s/>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p text:style-name="Textbody"/>
      <text:p text:style-name="P20">Développement</text:p>
      <text:p text:style-name="P21">Le cahier des charges</text:p>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text:s/>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trois avec la gestion des malus ; le Bomberdose sera intégralement codé en langage C++ grâce à la bibliothèque SFML<text:span text:style-name="Appelnotedebasdep."><text:note text:note-class="footnote" text:id="_ftn5"><text:note-citation>6</text:note-citation><text:note-body><text:p text:style-name="Notedebasdepage"><text:s/>Simple and Fast Multimedia Library, bibliothèque codé en C++ permettant l’implémentation simple et rapide d’élément pour les jeux 2D et 3D.</text:p></text:note-body></text:note></text:span>; le Bomberdose gérera le son, ainsi qu’une musique pendant une partie ; le Bomberdose se jouera en temps réel ; le Bomberdose gèrera les sprites<text:span text:style-name="Appelnotedebasdep."><text:note text:note-class="footnote" text:id="_ftn6"><text:note-citation>7</text:note-citation><text:note-body><text:p text:style-name="Notedebasdepage"><text:s/>Terme désignant un élément graphique qui peut se déplacer sur l’écran.</text:p></text:note-body></text:note></text:span> ; le Bomberdose sera jouable uniquement au clavier avec des touches prédéfinies ;<text:s/>enfin,<text:s/>le Bomberdose sera codé de manière<text:s/>claire, bien commenté, et le projet pourra être facilement repris par les futurs étudiants de deuxième année, si ils veulent continuer le jeu, ou implémenter de nouvelles fonctionnalités.</text:p>
      <text:p text:style-name="Textbody"/>
      <text:p text:style-name="Textbody"/>
      <text:p text:style-name="P22">La démarche</text:p>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7"><text:note-citation>8</text:note-citation><text:note-body><text:p text:style-name="P23"><text:s/>Modèle permettant la communication entre processus, aussi bien sur la même machine, qu’à travers une connexion réseau.</text:p></text:note-body></text:note></text:span>. Il y a ensuite le moteur de jeu, qui définit les règles du programme, ainsi que ses<text:s/>limites. Enfin, nous avons la partie vue et contrôleur que nous avons rassemblé pour des raisons de simplicité. La vue est la présentation du programme via l’interface utilisateur, et le contrôleur est ce qui permet à l’utilisateur d’influencer le programme, ici par exemple, le contrôleur permettra de bouger le bomberman, ainsi que poser des bombes. Ces trois grandes parties seront étudiées de manière plus approfondie.</text:p>
      <text:p text:style-name="Textbody"/>
      <text:p text:style-name="P24">La répartition des tâches</text:p>
      <text:p text:style-name="Textbody">Nous avons<text:s/>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notedebasdep."><text:note text:note-class="footnote" text:id="_ftn8"><text:note-citation>9</text:note-citation><text:note-body><text:p text:style-name="Notedebasdepage"><text:s/>Terme de management signifiant la date du commencement limite pour ne pas que le projet soit retardé.</text:p></text:note-body></text:note></text:span>». Le contrôleur et la vue peuvent être faits à la fin, nous les avons donc confiés à Quentin. Au contraire, le moteur du jeu et le réseau doivent être codés rapidement pour effectuer les tests et débugger si nécessaire. Nous<text:s/>avons donc donné à faire le réseau à Olivier, car il voulait faire cette partie, et nous avons donné à faire le moteur du jeu à Francisco, qui pensait pouvoir le faire correctement.</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fin" style:display-name="Note de fin" style:family="paragraph" style:parent-style-name="Normal">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3-31T17:51:00Z</dc:date>
    <meta:template xlink:href="Normal.dotm" xlink:type="simple"/>
    <meta:editing-cycles>64</meta:editing-cycles>
    <meta:editing-duration>PT22320S</meta:editing-duration>
    <meta:document-statistic meta:page-count="1" meta:paragraph-count="12" meta:word-count="937" meta:character-count="6084" meta:row-count="42" meta:non-whitespace-character-count="5159"/>
  </office:meta>
</office:document-meta>
</file>